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1pt"/>
    </style:style>
    <style:style style:name="co3" style:family="table-column">
      <style:table-column-properties fo:break-before="auto" style:column-width="109.45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</office:automatic-styles>
  <office:body>
    <office:spreadsheet>
      <table:calculation-settings table:automatic-find-labels="false"/>
      <table:content-validations>
        <table:content-validation table:name="val1" table:condition="of:cell-content-is-in-list(Questions)" table:allow-empty-cell="true" table:display-list="unsorted" table:base-cell-address="Choices.B1">
          <table:error-message table:message-type="stop" table:display="true"/>
        </table:content-validation>
      </table:content-validations>
      <table:table table:name="Ques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 (integer)</text:p>
          </table:table-cell>
          <table:table-cell table:style-name="ce1" office:value-type="string" calcext:value-type="string">
            <text:p>Question_Text (character 200)</text:p>
          </table:table-cell>
          <table:table-cell table:style-name="ce1" office:value-type="string" calcext:value-type="string">
            <text:p>Pub_Date (datetime)</text:p>
          </table:table-cell>
          <table:table-cell/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re to get lunch?</text:p>
          </table:table-cell>
          <table:table-cell table:style-name="ce2" office:value-type="time" office:time-value="PT21H58M43.554152373S" calcext:value-type="time">
            <text:p>09:58:44 P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al Fantasy or Fantasy Football?</text:p>
          </table:table-cell>
          <table:table-cell table:style-name="ce2" office:value-type="time" office:time-value="PT21H58M44.922159743S" calcext:value-type="time">
            <text:p>09:58:45 P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ry for apples?</text:p>
          </table:table-cell>
          <table:table-cell table:style-name="ce2" office:value-type="time" office:time-value="PT21H58M45.976266607S" calcext:value-type="time">
            <text:p>09:58:46 PM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ch pony are you?</text:p>
          </table:table-cell>
          <table:table-cell table:style-name="ce2" office:value-type="time" office:time-value="PT21H58M46.977213289S" calcext:value-type="time">
            <text:p>09:58:47 P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 James Bond evar</text:p>
          </table:table-cell>
          <table:table-cell table:style-name="ce2" office:value-type="time" office:time-value="PT22H03M42.264386156S" calcext:value-type="time">
            <text:p>10:03:42 PM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ster trucks or WWE?</text:p>
          </table:table-cell>
          <table:table-cell table:style-name="ce2" office:value-type="time" office:time-value="PT22H09M13.100534042S" calcext:value-type="time">
            <text:p>10:09:13 PM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dows or Mac?</text:p>
          </table:table-cell>
          <table:table-cell table:style-name="ce2" office:value-type="time" office:time-value="PT22H09M14.180469056S" calcext:value-type="time">
            <text:p>10:09:14 PM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formula="of:=CONCATENATE([.A2];&quot;: &quot;;[.B2])" office:value-type="string" office:string-value="1: Where to get lunch?" calcext:value-type="string">
            <text:p>1: Where to get lunch?</text:p>
          </table:table-cell>
          <table:table-cell table:number-columns-repeated="1023"/>
        </table:table-row>
        <table:table-row table:style-name="ro1">
          <table:table-cell table:formula="of:=CONCATENATE([.A3];&quot;: &quot;;[.B3])" office:value-type="string" office:string-value="2: Final Fantasy or Fantasy Football?" calcext:value-type="string">
            <text:p>2: Final Fantasy or Fantasy Football?</text:p>
          </table:table-cell>
          <table:table-cell table:number-columns-repeated="1023"/>
        </table:table-row>
        <table:table-row table:style-name="ro1">
          <table:table-cell table:formula="of:=CONCATENATE([.A4];&quot;: &quot;;[.B4])" office:value-type="string" office:string-value="3: Hungry for apples?" calcext:value-type="string">
            <text:p>3: Hungry for apples?</text:p>
          </table:table-cell>
          <table:table-cell table:number-columns-repeated="1023"/>
        </table:table-row>
        <table:table-row table:style-name="ro1">
          <table:table-cell table:formula="of:=CONCATENATE([.A5];&quot;: &quot;;[.B5])" office:value-type="string" office:string-value="4: Which pony are you?" calcext:value-type="string">
            <text:p>4: Which pony are you?</text:p>
          </table:table-cell>
          <table:table-cell table:number-columns-repeated="1023"/>
        </table:table-row>
        <table:table-row table:style-name="ro1">
          <table:table-cell table:formula="of:=CONCATENATE([.A6];&quot;: &quot;;[.B6])" office:value-type="string" office:string-value="5: Best James Bond evar" calcext:value-type="string">
            <text:p>5: Best James Bond evar</text:p>
          </table:table-cell>
          <table:table-cell table:number-columns-repeated="1023"/>
        </table:table-row>
        <table:table-row table:style-name="ro1">
          <table:table-cell table:formula="of:=CONCATENATE([.A7];&quot;: &quot;;[.B7])" office:value-type="string" office:string-value="6: Monster trucks or WWE?" calcext:value-type="string">
            <text:p>6: Monster trucks or WWE?</text:p>
          </table:table-cell>
          <table:table-cell table:number-columns-repeated="1023"/>
        </table:table-row>
        <table:table-row table:style-name="ro1">
          <table:table-cell table:formula="of:=CONCATENATE([.A8];&quot;: &quot;;[.B8])" office:value-type="string" office:string-value="7: Windows or Mac?" calcext:value-type="string">
            <text:p>7: Windows or Mac?</text:p>
          </table:table-cell>
          <table:table-cell table:number-columns-repeated="1023"/>
        </table:table-row>
        <table:table-row table:style-name="ro1">
          <table:table-cell table:formula="of:=CONCATENATE([.A9];&quot;: &quot;;[.B9])" office:value-type="string" office:string-value=": " calcext:value-type="string">
            <text:p>: </text:p>
          </table:table-cell>
          <table:table-cell table:number-columns-repeated="1023"/>
        </table:table-row>
        <table:table-row table:style-name="ro1">
          <table:table-cell table:formula="of:=CONCATENATE([.A10];&quot;: &quot;;[.B10])" office:value-type="string" office:string-value=": " calcext:value-type="string">
            <text:p>: </text:p>
          </table:table-cell>
          <table:table-cell table:number-columns-repeated="1023"/>
        </table:table-row>
        <table:table-row table:style-name="ro1">
          <table:table-cell table:formula="of:=CONCATENATE([.A11];&quot;: &quot;;[.B11])" office:value-type="string" office:string-value=": " calcext:value-type="string">
            <text:p>: </text:p>
          </table:table-cell>
          <table:table-cell table:number-columns-repeated="1023"/>
        </table:table-row>
        <table:table-row table:style-name="ro1">
          <table:table-cell table:formula="of:=CONCATENATE([.A12];&quot;: &quot;;[.B12])" office:value-type="string" office:string-value=": " calcext:value-type="string">
            <text:p>: </text:p>
          </table:table-cell>
          <table:table-cell table:number-columns-repeated="1023"/>
        </table:table-row>
        <table:table-row table:style-name="ro1">
          <table:table-cell table:formula="of:=CONCATENATE([.A13];&quot;: &quot;;[.B13])" office:value-type="string" office:string-value=": " calcext:value-type="string">
            <text:p>: </text:p>
          </table:table-cell>
          <table:table-cell table:number-columns-repeated="1023"/>
        </table:table-row>
      </table:table>
      <table:table table:name="Choice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 (integer)</text:p>
          </table:table-cell>
          <table:table-cell table:style-name="ce1" table:content-validation-name="val1" office:value-type="string" calcext:value-type="string">
            <text:p>Question_ID</text:p>
          </table:table-cell>
          <table:table-cell table:style-name="ce1" office:value-type="string" calcext:value-type="string">
            <text:p>Choice_Text</text:p>
          </table:table-cell>
          <table:table-cell table:style-name="ce1" office:value-type="string" calcext:value-type="string">
            <text:p>Votes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1: Where to get lunch?</text:p>
          </table:table-cell>
          <table:table-cell office:value-type="string" calcext:value-type="string">
            <text:p>HuHot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1: Where to get lunch?</text:p>
          </table:table-cell>
          <table:table-cell office:value-type="string" calcext:value-type="string">
            <text:p>Denny’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1: Where to get lunch?</text:p>
          </table:table-cell>
          <table:table-cell office:value-type="string" calcext:value-type="string">
            <text:p>Angie’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2: Final Fantasy or Fantasy Football?</text:p>
          </table:table-cell>
          <table:table-cell office:value-type="string" calcext:value-type="string">
            <text:p>JRPG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2: Final Fantasy or Fantasy Football?</text:p>
          </table:table-cell>
          <table:table-cell office:value-type="string" calcext:value-type="string">
            <text:p>Sportball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3: Hungry for apples?</text:p>
          </table:table-cell>
          <table:table-cell office:value-type="string" calcext:value-type="string">
            <text:p>Slow down!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3: Hungry for apples?</text:p>
          </table:table-cell>
          <table:table-cell office:value-type="string" calcext:value-type="string">
            <text:p>Lookin’ Good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3: Hungry for apples?</text:p>
          </table:table-cell>
          <table:table-cell office:value-type="string" calcext:value-type="string">
            <text:p>My man!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6: Monster trucks or WWE?</text:p>
          </table:table-cell>
          <table:table-cell office:value-type="string" calcext:value-type="string">
            <text:p>Monster truck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6: Monster trucks or WWE?</text:p>
          </table:table-cell>
          <table:table-cell office:value-type="string" calcext:value-type="string">
            <text:p>WW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</table:table>
      <table:named-expressions/>
      <table:database-ranges>
        <table:database-range table:name="Question_IDs" table:target-range-address="Question.A4:Question.A7" table:on-update-keep-styles="true" table:on-update-keep-size="false" table:orientation="column"/>
        <table:database-range table:name="Questions" table:target-range-address="Question.A14:Question.A25" table:on-update-keep-styles="true" table:on-update-keep-size="false" table:orientation="column"/>
        <table:database-range table:name="__Anonymous_DB__1" table:target-range-address="Choices.A1:Choices.A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 style:data-style-name="N2" text:time-value="12:30:41.857466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Falor</meta:initial-creator>
    <meta:creation-date>2017-10-26T21:57:54.755608658</meta:creation-date>
    <dc:date>2017-10-27T12:45:42.263045082</dc:date>
    <meta:editing-duration>PT9M16S</meta:editing-duration>
    <meta:editing-cycles>4</meta:editing-cycles>
    <meta:generator>LibreOffice/5.4.2.2$Linux_X86_64 LibreOffice_project/22b09f6418e8c2d508a9eaf86b2399209b0990f4</meta:generator>
    <meta:document-statistic meta:table-count="2" meta:cell-count="80" meta:object-count="0"/>
  </office:meta>
</office:document-meta>
</file>